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3366"/>
    </style:style>
    <style:style style:name="ce68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7000/24" office:value-type="float" office:value="2375">
            <text:p>2375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10100">
            <text:p>10100</text:p>
          </table:table-cell>
          <table:table-cell table:formula="of:=SUM([.J2];[.J38];[.J39];[.J40];[.J41];[.J42];[.K72];[.K76];[.K104];[.K105];[.K106];[.K107];[.J137];[.J138];[.J139])" office:value-type="float" office:value="243700">
            <text:p>243700</text:p>
          </table:table-cell>
          <table:table-cell table:formula="of:=SUM([.H4];[.H39];[.H72];[.H104];[.H137])" office:value-type="float" office:value="8246.49208863854">
            <text:p>8246.4920886386</text:p>
          </table:table-cell>
          <table:table-cell/>
          <table:table-cell table:formula="of:=SUM([.L4:.L4];[.M1])" office:value-type="float" office:value="10621.4920886385">
            <text:p>10621.4920886385</text:p>
          </table:table-cell>
          <table:table-cell table:formula="of:=[.J4]-[.N4]" office:value-type="float" office:value="-521.492088638543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7" office:value-type="float" office:value="9750">
            <text:p>9750</text:p>
          </table:table-cell>
          <table:table-cell table:formula="of:=SUM([.G3];[.G38];[.G71];[.G103];[.G136])" office:value-type="float" office:value="250300">
            <text:p>250300</text:p>
          </table:table-cell>
          <table:table-cell table:formula="of:=SUM([.H5];[.H40];[.H73];[.H105];[.H138])" office:value-type="float" office:value="10347.0538553742">
            <text:p>10347.0538553742</text:p>
          </table:table-cell>
          <table:table-cell/>
          <table:table-cell table:formula="of:=SUM([.M1];[.L5])" office:value-type="float" office:value="12722.0538553742">
            <text:p>12722.0538553742</text:p>
          </table:table-cell>
          <table:table-cell table:formula="of:=[.J5]-[.N5]" office:value-type="float" office:value="-2972.05385537422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 table:formula="of:=[.K4]-[.K5]" office:value-type="float" office:value="-6600">
            <text:p>-6600</text:p>
          </table:table-cell>
          <table:table-cell table:formula="of:=SUM([.H6];[.H41];[.H74];[.H106];[.H139])" office:value-type="float" office:value="10755.7495075481">
            <text:p>10755.7495075481</text:p>
          </table:table-cell>
          <table:table-cell/>
          <table:table-cell table:formula="of:=SUM([.M1];[.L6])" office:value-type="float" office:value="13130.7495075481">
            <text:p>13130.7495075481</text:p>
          </table:table-cell>
          <table:table-cell table:formula="of:=[.J6]-[.N6]" office:value-type="float" office:value="-5430.74950754814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20600">
            <text:p>20600</text:p>
          </table:table-cell>
          <table:table-cell/>
          <table:table-cell table:formula="of:=SUM([.H7];[.H42];[.H75];[.H107];[.H140])" office:value-type="float" office:value="7848.21264001699">
            <text:p>7848.212640017</text:p>
          </table:table-cell>
          <table:table-cell/>
          <table:table-cell table:formula="of:=SUM([.L7:.L7];[.M1])" office:value-type="float" office:value="10223.212640017">
            <text:p>10223.212640017</text:p>
          </table:table-cell>
          <table:table-cell table:formula="of:=[.J7]-[.N7]" office:value-type="float" office:value="10376.787359983">
            <text:p>10376.787359983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/>
          <table:table-cell table:formula="of:=SUM([.H8];[.H43];[.H76];[.H108];[.H141])" office:value-type="float" office:value="10355.7495075481">
            <text:p>10355.7495075481</text:p>
          </table:table-cell>
          <table:table-cell/>
          <table:table-cell table:formula="of:=SUM([.L8:.L8];[.M1])" office:value-type="float" office:value="12730.7495075481">
            <text:p>12730.7495075481</text:p>
          </table:table-cell>
          <table:table-cell table:formula="of:=[.J8]-[.N8]" office:value-type="float" office:value="-6530.74950754813">
            <text:p>-6530.7495075481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9];[.H44];[.H77];[.H109];[.H142])" office:value-type="float" office:value="10755.7495075481">
            <text:p>10755.7495075481</text:p>
          </table:table-cell>
          <table:table-cell/>
          <table:table-cell table:formula="of:=SUM([.L9:.L9];[.M1])" office:value-type="float" office:value="13130.7495075481">
            <text:p>13130.7495075481</text:p>
          </table:table-cell>
          <table:table-cell table:formula="of:=[.J9]-[.N9]" office:value-type="float" office:value="-5180.74950754814">
            <text:p>-5180.749507548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10];[.H78];[.H110];[.H143])" office:value-type="float" office:value="8683.17640813293">
            <text:p>8683.1764081329</text:p>
          </table:table-cell>
          <table:table-cell/>
          <table:table-cell table:formula="of:=SUM([.L10:.L10];[.M1])" office:value-type="float" office:value="11058.1764081329">
            <text:p>11058.1764081329</text:p>
          </table:table-cell>
          <table:table-cell table:formula="of:=[.J10]-[.N10]" office:value-type="float" office:value="-1358.17640813293">
            <text:p>-1358.1764081329</text:p>
          </table:table-cell>
        </table:table-row>
        <table:table-row table:style-name="ro13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7" office:value-type="float" office:value="7000">
            <text:p>7000</text:p>
          </table:table-cell>
          <table:table-cell/>
          <table:table-cell table:formula="of:=SUM([.H11];[.H46];[.H79];[.H111];[.H144])" office:value-type="float" office:value="9917.81091105691">
            <text:p>9917.8109110569</text:p>
          </table:table-cell>
          <table:table-cell/>
          <table:table-cell table:formula="of:=SUM([.L11:.L11];[.M1])" office:value-type="float" office:value="12292.8109110569">
            <text:p>12292.8109110569</text:p>
          </table:table-cell>
          <table:table-cell table:formula="of:=[.J11]-[.N11]" office:value-type="float" office:value="-5292.81091105691">
            <text:p>-5292.8109110569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12];[.H47];[.H80];[.H112];[.H145])" office:value-type="float" office:value="8179.74950754813">
            <text:p>8179.7495075481</text:p>
          </table:table-cell>
          <table:table-cell/>
          <table:table-cell table:formula="of:=SUM([.L12:.L12];[.M1])" office:value-type="float" office:value="10554.7495075481">
            <text:p>10554.7495075481</text:p>
          </table:table-cell>
          <table:table-cell table:formula="of:=[.J12]-[.N12]" office:value-type="float" office:value="3945.25049245187">
            <text:p>3945.2504924519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5500">
            <text:p>5500</text:p>
          </table:table-cell>
          <table:table-cell/>
          <table:table-cell table:formula="of:=SUM([.N45];[.H81];[.H113];[.H146])" office:value-type="float" office:value="4513.62040133779">
            <text:p>4513.6204013378</text:p>
          </table:table-cell>
          <table:table-cell office:value-type="float" office:value="1500">
            <text:p>1500</text:p>
          </table:table-cell>
          <table:table-cell table:formula="of:=SUM([.L13:.M13])" office:value-type="float" office:value="6013.62040133779">
            <text:p>6013.6204013378</text:p>
          </table:table-cell>
          <table:table-cell table:formula="of:=[.J13]-[.N13]" office:value-type="float" office:value="-513.620401337792">
            <text:p>-513.6204013378</text:p>
          </table:table-cell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36" office:value-type="float" office:value="0">
            <text:p>0</text:p>
          </table:table-cell>
          <table:table-cell/>
          <table:table-cell table:formula="of:=SUM([.H14])" office:value-type="float" office:value="704.444444444444">
            <text:p>704.4444444444</text:p>
          </table:table-cell>
          <table:table-cell/>
          <table:table-cell table:formula="of:=SUM([.L14])" office:value-type="float" office:value="704.444444444444">
            <text:p>704.4444444444</text:p>
          </table:table-cell>
          <table:table-cell table:formula="of:=[.J14]-[.N14]" office:value-type="float" office:value="-704.444444444444">
            <text:p>-704.4444444444</text:p>
          </table:table-cell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36" office:value-type="float" office:value="400">
            <text:p>400</text:p>
          </table:table-cell>
          <table:table-cell office:value-type="float" office:value="7700">
            <text:p>7700</text:p>
          </table:table-cell>
          <table:table-cell table:formula="of:=SUM([.H15])" office:value-type="float" office:value="1508.97342995169">
            <text:p>1508.9734299517</text:p>
          </table:table-cell>
          <table:table-cell/>
          <table:table-cell table:formula="of:=SUM([.L15])" office:value-type="float" office:value="1508.97342995169">
            <text:p>1508.9734299517</text:p>
          </table:table-cell>
          <table:table-cell table:formula="of:=[.J15]-[.N15]" office:value-type="float" office:value="-1108.97342995169">
            <text:p>-1108.9734299517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7" office:value-type="float" office:value="9600">
            <text:p>9600</text:p>
          </table:table-cell>
          <table:table-cell/>
          <table:table-cell table:formula="of:=SUM([.H16];[.H49];[.H82];[.H114];[.H147])" office:value-type="float" office:value="9412.92687124724">
            <text:p>9412.9268712472</text:p>
          </table:table-cell>
          <table:table-cell/>
          <table:table-cell table:formula="of:=SUM([.L16];[.M1])" office:value-type="float" office:value="11787.9268712472">
            <text:p>11787.9268712472</text:p>
          </table:table-cell>
          <table:table-cell table:formula="of:=[.J16]-[.N16]" office:value-type="float" office:value="-2187.92687124724">
            <text:p>-2187.9268712472</text:p>
          </table:table-cell>
        </table:table-row>
        <table:table-row table:style-name="ro13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36" office:value-type="float" office:value="2150">
            <text:p>2150</text:p>
          </table:table-cell>
          <table:table-cell/>
          <table:table-cell table:formula="of:=SUM([.H17])" office:value-type="float" office:value="1866.665737644">
            <text:p>1866.665737644</text:p>
          </table:table-cell>
          <table:table-cell/>
          <table:table-cell office:value-type="float" office:value="1900">
            <text:p>1900</text:p>
          </table:table-cell>
          <table:table-cell table:formula="of:=[.J17]-[.N17]" office:value-type="float" office:value="250">
            <text:p>250</text:p>
          </table:table-cell>
        </table:table-row>
        <table:table-row table:style-name="ro13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13000">
            <text:p>13000</text:p>
          </table:table-cell>
          <table:table-cell/>
          <table:table-cell table:formula="of:=SUM([.M20];[.H50];[.H83];[.H115];[.H148])" office:value-type="float" office:value="7687.69488101525">
            <text:p>7687.6948810153</text:p>
          </table:table-cell>
          <table:table-cell/>
          <table:table-cell table:formula="of:=SUM([.L18];[.M1])" office:value-type="float" office:value="10062.6948810152">
            <text:p>10062.6948810152</text:p>
          </table:table-cell>
          <table:table-cell table:formula="of:=[.J18]-[.N18]" office:value-type="float" office:value="2937.30511898475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7" office:value-type="float" office:value="7650">
            <text:p>7650</text:p>
          </table:table-cell>
          <table:table-cell/>
          <table:table-cell table:formula="of:=SUM([.H19];[.H51];[.H84];[.H116];[.H149])" office:value-type="float" office:value="10755.7495075481">
            <text:p>10755.7495075481</text:p>
          </table:table-cell>
          <table:table-cell/>
          <table:table-cell table:formula="of:=SUM([.L19];[.M1])" office:value-type="float" office:value="13130.7495075481">
            <text:p>13130.7495075481</text:p>
          </table:table-cell>
          <table:table-cell table:formula="of:=[.J19]-[.N19]" office:value-type="float" office:value="-5480.74950754813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19700">
            <text:p>19700</text:p>
          </table:table-cell>
          <table:table-cell/>
          <table:table-cell table:formula="of:=SUM([.H20];[.H52];[.H85];[.H117];[.H150])" office:value-type="float" office:value="10755.7495075481">
            <text:p>10755.7495075481</text:p>
          </table:table-cell>
          <table:table-cell/>
          <table:table-cell table:formula="of:=SUM([.L20];[.M1])" office:value-type="float" office:value="13130.7495075481">
            <text:p>13130.7495075481</text:p>
          </table:table-cell>
          <table:table-cell table:formula="of:=[.J20]-[.N20]" office:value-type="float" office:value="6569.25049245187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8850">
            <text:p>8850</text:p>
          </table:table-cell>
          <table:table-cell/>
          <table:table-cell table:formula="of:=SUM([.H21];[.H53];[.H86];[.H118];[.H151])" office:value-type="float" office:value="9474.03798235835">
            <text:p>9474.0379823584</text:p>
          </table:table-cell>
          <table:table-cell/>
          <table:table-cell table:formula="of:=SUM([.L21];[.M1])" office:value-type="float" office:value="11849.0379823583">
            <text:p>11849.0379823583</text:p>
          </table:table-cell>
          <table:table-cell table:formula="of:=[.J21]-[.N21]" office:value-type="float" office:value="-2999.03798235835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7600">
            <text:p>7600</text:p>
          </table:table-cell>
          <table:table-cell/>
          <table:table-cell table:formula="of:=SUM([.H22];[.H54];[.H87];[.H119];[.H152])" office:value-type="float" office:value="9451.81576013613">
            <text:p>9451.8157601361</text:p>
          </table:table-cell>
          <table:table-cell/>
          <table:table-cell table:formula="of:=SUM([.L22];[.M1])" office:value-type="float" office:value="11826.8157601361">
            <text:p>11826.8157601361</text:p>
          </table:table-cell>
          <table:table-cell table:formula="of:=[.J22]-[.N22]" office:value-type="float" office:value="-4226.81576013613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7950">
            <text:p>7950</text:p>
          </table:table-cell>
          <table:table-cell/>
          <table:table-cell table:formula="of:=SUM([.H23];[.H55];[.H88];[.H120];[.H153])" office:value-type="float" office:value="6417.73948248548">
            <text:p>6417.7394824855</text:p>
          </table:table-cell>
          <table:table-cell/>
          <table:table-cell table:formula="of:=SUM([.L23];[.M1])" office:value-type="float" office:value="8792.73948248548">
            <text:p>8792.7394824855</text:p>
          </table:table-cell>
          <table:table-cell table:formula="of:=[.J23]-[.N23]" office:value-type="float" office:value="-842.739482485478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36" office:value-type="float" office:value="650">
            <text:p>650</text:p>
          </table:table-cell>
          <table:table-cell/>
          <table:table-cell table:formula="of:=SUM([.H89];[.H154])" office:value-type="float" office:value="1352.72909698997">
            <text:p>1352.72909699</text:p>
          </table:table-cell>
          <table:table-cell/>
          <table:table-cell office:value-type="float" office:value="650">
            <text:p>650</text:p>
          </table:table-cell>
          <table:table-cell table:formula="of:=[.J24]-[.N24]" office:value-type="float" office:value="0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5650">
            <text:p>5650</text:p>
          </table:table-cell>
          <table:table-cell/>
          <table:table-cell table:formula="of:=SUM([.H25];[.H57];[.H90];[.H155])" office:value-type="float" office:value="4031.17669172932">
            <text:p>4031.1766917293</text:p>
          </table:table-cell>
          <table:table-cell office:value-type="float" office:value="1500">
            <text:p>1500</text:p>
          </table:table-cell>
          <table:table-cell table:formula="of:=SUM([.L25];[.M25])" office:value-type="float" office:value="5531.17669172932">
            <text:p>5531.1766917293</text:p>
          </table:table-cell>
          <table:table-cell table:formula="of:=[.J25]-[.N25]" office:value-type="float" office:value="118.823308270677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7" office:value-type="float" office:value="9950">
            <text:p>9950</text:p>
          </table:table-cell>
          <table:table-cell/>
          <table:table-cell table:formula="of:=SUM([.H26];[.H58];[.H91];[.H123];[.H156])" office:value-type="float" office:value="8683.17640813293">
            <text:p>8683.1764081329</text:p>
          </table:table-cell>
          <table:table-cell/>
          <table:table-cell table:formula="of:=SUM([.L26];[.M1])" office:value-type="float" office:value="11058.1764081329">
            <text:p>11058.1764081329</text:p>
          </table:table-cell>
          <table:table-cell table:formula="of:=[.J26]-[.N26]" office:value-type="float" office:value="-1108.17640813293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7" office:value-type="float" office:value="10600">
            <text:p>10600</text:p>
          </table:table-cell>
          <table:table-cell/>
          <table:table-cell table:formula="of:=SUM([.H27];[.H92];[.H124];[.H157])" office:value-type="float" office:value="8122.30684291554">
            <text:p>8122.3068429155</text:p>
          </table:table-cell>
          <table:table-cell/>
          <table:table-cell table:formula="of:=SUM([.L27];[.M1])" office:value-type="float" office:value="10497.3068429155">
            <text:p>10497.3068429155</text:p>
          </table:table-cell>
          <table:table-cell table:formula="of:=[.J27]-[.N27]" office:value-type="float" office:value="102.693157084461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8];[.H60];[.H93];[.H125];[.H158])" office:value-type="float" office:value="10755.7495075481">
            <text:p>10755.7495075481</text:p>
          </table:table-cell>
          <table:table-cell/>
          <table:table-cell table:formula="of:=SUM([.L28];[.M1])" office:value-type="float" office:value="13130.7495075481">
            <text:p>13130.7495075481</text:p>
          </table:table-cell>
          <table:table-cell table:formula="of:=[.J28]-[.N28]" office:value-type="float" office:value="-3830.74950754813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9300">
            <text:p>9300</text:p>
          </table:table-cell>
          <table:table-cell/>
          <table:table-cell table:formula="of:=SUM([.H29];[.H61];[.H94];[.H126];[.H159])" office:value-type="float" office:value="10351.4016814612">
            <text:p>10351.4016814612</text:p>
          </table:table-cell>
          <table:table-cell/>
          <table:table-cell table:formula="of:=SUM([.L29];[.M1])" office:value-type="float" office:value="12726.4016814612">
            <text:p>12726.4016814612</text:p>
          </table:table-cell>
          <table:table-cell table:formula="of:=[.J29]-[.N29]" office:value-type="float" office:value="-3426.40168146118">
            <text:p>-3426.401681461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7" office:value-type="float" office:value="9000">
            <text:p>9000</text:p>
          </table:table-cell>
          <table:table-cell/>
          <table:table-cell table:style-name="ce3" table:formula="of:=SUM([.H30];[.H62];[.H95];[.H127];[.H160])" office:value-type="float" office:value="10755.7495075481">
            <text:p>10755.7495075481</text:p>
          </table:table-cell>
          <table:table-cell/>
          <table:table-cell table:formula="of:=SUM([.L30];[.M1])" office:value-type="float" office:value="13130.7495075481">
            <text:p>13130.7495075481</text:p>
          </table:table-cell>
          <table:table-cell table:formula="of:=[.J30]-[.N30]" office:value-type="float" office:value="-4130.74950754814">
            <text:p>-4130.7495075481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/>
          <table:table-cell table:style-name="ce3" table:formula="of:=SUM([.H31];[.H63];[.H96];[.H128];[.H161])" office:value-type="float" office:value="7550.55015884192">
            <text:p>7550.5501588419</text:p>
          </table:table-cell>
          <table:table-cell/>
          <table:table-cell table:formula="of:=SUM([.L31];[.M1])" office:value-type="float" office:value="9925.55015884192">
            <text:p>9925.5501588419</text:p>
          </table:table-cell>
          <table:table-cell table:formula="of:=[.J31]-[.N31]" office:value-type="float" office:value="-3625.55015884192">
            <text:p>-3625.5501588419</text:p>
          </table:table-cell>
        </table:table-row>
        <table:table-row table:style-name="ro13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/>
          <table:table-cell table:style-name="ce3" table:formula="of:=SUM([.H32];[.H64];[.H97];[.H129];[.H162])" office:value-type="float" office:value="9085.86964484791">
            <text:p>9085.8696448479</text:p>
          </table:table-cell>
          <table:table-cell/>
          <table:table-cell table:formula="of:=SUM([.L32];[.M1])" office:value-type="float" office:value="11460.8696448479">
            <text:p>11460.8696448479</text:p>
          </table:table-cell>
          <table:table-cell table:formula="of:=[.J32]-[.N32]" office:value-type="float" office:value="-4160.86964484791">
            <text:p>-4160.869644847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3" table:formula="of:=SUM([.H32];[.H65];[.H98];[.H130];[.H163])" office:value-type="float" office:value="10347.0538553742">
            <text:p>10347.0538553742</text:p>
          </table:table-cell>
          <table:table-cell/>
          <table:table-cell table:formula="of:=SUM([.L33];[.M1])" office:value-type="float" office:value="12722.0538553742">
            <text:p>12722.0538553742</text:p>
          </table:table-cell>
          <table:table-cell table:formula="of:=[.J33]-[.N33]" office:value-type="float" office:value="-5722.05385537422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style-name="ce36"/>
          <table:table-cell/>
          <table:table-cell table:formula="of:=SUM([.H34];[.H164])" office:value-type="float" office:value="1405.90476190476">
            <text:p>1405.9047619048</text:p>
          </table:table-cell>
          <table:table-cell/>
          <table:table-cell office:value-type="float" office:value="1400">
            <text:p>1400</text:p>
          </table:table-cell>
          <table:table-cell table:formula="of:=[.J34]-[.L34]" office:value-type="float" office:value="-1405.90476190476">
            <text:p>-1405.90476190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Default" office:value-type="string">
            <text:p>Artsvi</text:p>
          </table:table-cell>
          <table:table-cell table:style-name="ce36" office:value-type="float" office:value="6000">
            <text:p>6000</text:p>
          </table:table-cell>
          <table:table-cell/>
          <table:table-cell table:formula="of:=SUM([.H35];[.H66];[.H99];[.H131])" office:value-type="float" office:value="7939.64184709265">
            <text:p>7939.6418470927</text:p>
          </table:table-cell>
          <table:table-cell/>
          <table:table-cell office:value-type="float" office:value="8000">
            <text:p>8000</text:p>
          </table:table-cell>
          <table:table-cell table:formula="of:=[.J35]-[.L35]" office:value-type="float" office:value="-1939.64184709265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35"/>
          <table:table-cell table:number-columns-repeated="2"/>
          <table:table-cell table:style-name="ce2" table:formula="of:=SUM([.L4:.L35])" office:value-type="float" office:value="248020.471943515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>
            <text:p>-74701.1870381081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3">
          <table:table-cell/>
          <table:table-cell table:style-name="ce3"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4"/>
          <table:table-cell/>
          <table:table-cell/>
        </table:table-row>
        <table:table-row table:style-name="ro13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5"/>
        </table:table-row>
        <table:table-row table:style-name="ro13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office:value-type="float" office:value="9700">
            <text:p>9700</text:p>
          </table:table-cell>
          <table:table-cell office:value-type="float" office:value="9600">
            <text:p>9600</text:p>
          </table:table-cell>
          <table:table-cell table:style-name="ce2" table:formula="of:=SUM([.B71:.F71])" office:value-type="float" office:value="48300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E100])" office:value-type="float" office:value="1564.24358974359">
            <text:p>1564.2435897436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>
            <text:p>760.576923076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 office:value-type="string">
            <text:p>-Ani</text:p>
          </table:table-cell>
          <table:table-cell office:value-type="string">
            <text:p>-Mane</text:p>
          </table:table-cell>
          <table:table-cell/>
          <table:table-cell table:formula="of:=SUM([.B100];[.C100];[.E100];[.F100])" office:value-type="float" office:value="1552.24358974359">
            <text:p>1552.243589743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Gena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>
            <text:p>1576.743589743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>
            <text:p>1964.2435897436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>
            <text:p>1572.576923076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>
            <text:p>373.076923076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>
            <text:p>1199.5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];[.D100])" office:value-type="float" office:value="803.666666666667">
            <text:p>803.6666666667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00:.F100])" office:value-type="float" office:value="1576.74358974359">
            <text:p>1576.7435897436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>
            <text:p>1964.2435897436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>
            <text:p>387.5</text:p>
          </table:table-cell>
          <table:table-cell table:formula="of:=[.C71]/24" office:value-type="float" office:value="391.666666666667">
            <text:p>391.6666666667</text:p>
          </table:table-cell>
          <table:table-cell table:formula="of:=[.D71]/25" office:value-type="float" office:value="412">
            <text:p>412</text:p>
          </table:table-cell>
          <table:table-cell table:formula="of:=[.E71]/26" office:value-type="float" office:value="373.076923076923">
            <text:p>373.0769230769</text:p>
          </table:table-cell>
          <table:table-cell table:style-name="ce3" table:formula="of:=[.F71]/24" office:value-type="float" office:value="400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>
            <text:p>48300</text:p>
          </table:table-cell>
          <table:table-cell table:style-name="ce9"/>
          <table:table-cell table:number-columns-repeated="6"/>
        </table:table-row>
        <table:table-row table:style-name="ro15">
          <table:table-cell table:style-name="ce66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0/06/2016</text:p>
          </table:table-cell>
          <table:table-cell office:value-type="float" office:value="9800">
            <text:p>9800</text:p>
          </table:table-cell>
          <table:table-cell office:value-type="float" office:value="9500">
            <text:p>9500</text:p>
          </table:table-cell>
          <table:table-cell office:value-type="float" office:value="9600">
            <text:p>9600</text:p>
          </table:table-cell>
          <table:table-cell office:value-type="float" office:value="10100">
            <text:p>10100</text:p>
          </table:table-cell>
          <table:table-cell office:value-type="float" office:value="9400">
            <text:p>9400</text:p>
          </table:table-cell>
          <table:table-cell table:style-name="ce2" table:formula="of:=SUM([.B103:.F103])" office:value-type="float" office:value="48400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Արմենուհի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>
            <text:p>1597.0289855073</text:p>
          </table:table-cell>
          <table:table-cell office:value-type="string">
            <text:p>Արեգ</text:p>
          </table:table-cell>
          <table:table-cell/>
          <table:table-cell office:value-type="float" office:value="7000">
            <text:p>7000</text:p>
          </table:table-cell>
          <table:table-cell table:number-columns-repeated="4"/>
        </table:table-row>
        <table:table-row table:style-name="ro13">
          <table:table-cell/>
          <table:table-cell table:style-name="ce3" office:value-type="string">
            <text:p>-Sargi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/>
          <table:table-cell table:style-name="ce3" office:value-type="string">
            <text:p>-Mariam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3" office:value-type="string">
            <text:p>-Ani</text:p>
          </table:table-cell>
          <table:table-cell/>
          <table:table-cell office:value-type="string">
            <text:p>-Mher</text:p>
          </table:table-cell>
          <table:table-cell/>
          <table:table-cell table:formula="of:=SUM([.D132:.F132])" office:value-type="float" office:value="1247.82608695652">
            <text:p>1247.826086956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>
            <text:p>1597.028985507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ariam</text:p>
          </table:table-cell>
          <table:table-cell office:value-type="string">
            <text:p>-Ani</text:p>
          </table:table-cell>
          <table:table-cell/>
          <table:table-cell table:formula="of:=SUM([.B132:.E132])" office:value-type="float" office:value="1627.46376811594">
            <text:p>1627.46376811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3"/>
          <table:table-cell table:number-columns-repeated="2"/>
          <table:table-cell office:value-type="string">
            <text:p>-Gena</text:p>
          </table:table-cell>
          <table:table-cell office:value-type="string">
            <text:p>-Armenuhi</text:p>
          </table:table-cell>
          <table:table-cell/>
          <table:table-cell table:formula="of:=SUM([.B132:.F132])" office:value-type="float" office:value="2036.15942028985">
            <text:p>2036.159420289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Areg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3"/>
          <table:table-cell/>
          <table:table-cell office:value-type="string">
            <text:p>-Anjela</text:p>
          </table:table-cell>
          <table:table-cell table:number-columns-repeated="2"/>
          <table:table-cell table:formula="of:=SUM([.B132:.F132])" office:value-type="float" office:value="2036.15942028985">
            <text:p>2036.1594202899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>
            <text:p>1636.1594202899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>
            <text:p>1227.826086956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)" office:value-type="float" office:value="1227.46376811594">
            <text:p>1227.463768116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>
            <text:p>2036.1594202899</text:p>
          </table:table-cell>
          <table:table-cell office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>
            <text:p>408.3333333333</text:p>
          </table:table-cell>
          <table:table-cell table:formula="of:=[.C103]/25" office:value-type="float" office:value="380">
            <text:p>380</text:p>
          </table:table-cell>
          <table:table-cell table:formula="of:=[.D103]/24" office:value-type="float" office:value="400">
            <text:p>400</text:p>
          </table:table-cell>
          <table:table-cell table:formula="of:=[.E103]/23" office:value-type="float" office:value="439.130434782609">
            <text:p>439.1304347826</text:p>
          </table:table-cell>
          <table:table-cell table:style-name="ce3" table:formula="of:=[.F103]/23" office:value-type="float" office:value="408.695652173913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40" office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66" office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>
            <text:p>10400</text:p>
          </table:table-cell>
          <table:table-cell office:value-type="float" office:value="12900">
            <text:p>12900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14600">
            <text:p>14600</text:p>
          </table:table-cell>
          <table:table-cell office:value-type="float" office:value="9400">
            <text:p>9400</text:p>
          </table:table-cell>
          <table:table-cell table:style-name="ce2" table:formula="of:=SUM([.A136:.F136])" office:value-type="float" office:value="65700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>
            <text:p>1944.8695652174</text:p>
          </table:table-cell>
          <table:table-cell office:value-type="string">
            <text:p>Անժելա</text:p>
          </table:table-cell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մենուհի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3">
          <table:table-cell office:value-type="string">
            <text:p>-Anjela</text:p>
          </table:table-cell>
          <table:table-cell office:value-type="string">
            <text:p>-Marine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60" office:value-type="string">
            <text:p>Գայանե</text:p>
          </table:table-cell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string">
            <text:p>+Tina(2)</text:p>
          </table:table-cell>
          <table:table-cell office:value-type="string">
            <text:p>-Mariam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>
            <text:p>-Marine</text:p>
          </table:table-cell>
          <table:table-cell table:style-name="ce3" office:value-type="string">
            <text:p>-Tamar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3">
          <table:table-cell office:value-type="string">
            <text:p>-Tatev</text:p>
          </table:table-cell>
          <table:table-cell office:value-type="string">
            <text:p>-Gena</text:p>
          </table:table-cell>
          <table:table-cell table:number-columns-repeated="5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 office:value-type="string">
            <text:p>-Vah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 office:value-type="string">
            <text:p>-Movses</text:p>
          </table:table-cell>
          <table:table-cell table:number-columns-repeated="2"/>
          <table:table-cell office:value-type="string">
            <text:p>-Movses</text:p>
          </table:table-cell>
          <table:table-cell/>
          <table:table-cell table:style-name="ce3" office:value-type="string">
            <text:p>-Anjela</text:p>
          </table:table-cell>
          <table:table-cell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 office:value-type="string">
            <text:p>-Mher</text:p>
          </table:table-cell>
          <table:table-cell table:number-columns-repeated="2"/>
          <table:table-cell table:style-name="ce3" office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>
            <text:p>2232.1076604555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 office:value-type="string">
            <text:p>-Gena</text:p>
          </table:table-cell>
          <table:table-cell table:number-columns-repeated="2"/>
          <table:table-cell office:value-type="string">
            <text:p>-Gena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>
            <text:p>1364.347826087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>
            <text:p>-Mariam</text:p>
          </table:table-cell>
          <table:table-cell table:number-columns-repeated="2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>
            <text:p>-Hasmik K</text:p>
          </table:table-cell>
          <table:table-cell/>
          <table:table-cell office:value-type="string">
            <text:p>+Tina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Movses</text:p>
          </table:table-cell>
          <table:table-cell/>
          <table:table-cell office:value-type="string">
            <text:p>-Sargis</text:p>
          </table:table-cell>
          <table:table-cell table:number-columns-repeated="2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>
            <text:p>2816.1076604555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>
            <text:p>2320.8695652174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>
            <text:p>936.8695652174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>
            <text:p>979.652173913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>
            <text:p>871.2380952381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>
            <text:p>2255.2380952381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>
            <text:p>2411.7598343685</text:p>
          </table:table-cell>
          <table:table-cell office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C165];[.E165];[.F165])" office:value-type="float" office:value="2420.45548654244">
            <text:p>2420.4554865425</text:p>
          </table:table-cell>
          <table:table-cell office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>
            <text:p>2816.1076604555</text:p>
          </table:table-cell>
          <table:table-cell office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>
            <text:p>1079.2380952381</text:p>
          </table:table-cell>
          <table:table-cell office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>
            <text:p>495.2380952381</text:p>
          </table:table-cell>
          <table:table-cell table:formula="of:=[.B136]/23" office:value-type="float" office:value="560.869565217391">
            <text:p>560.8695652174</text:p>
          </table:table-cell>
          <table:table-cell table:formula="of:=[.C136]/23" office:value-type="float" office:value="404.347826086957">
            <text:p>404.347826087</text:p>
          </table:table-cell>
          <table:table-cell table:formula="of:=[.D136]/23" office:value-type="float" office:value="395.652173913043">
            <text:p>395.652173913</text:p>
          </table:table-cell>
          <table:table-cell table:formula="of:=[.E136]/25" office:value-type="float" office:value="584">
            <text:p>584</text:p>
          </table:table-cell>
          <table:table-cell table:style-name="ce3" table:formula="of:=[.F136]/25" office:value-type="float" office:value="376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-6600">
            <text:p>-6600</text:p>
          </table:table-cell>
          <table:table-cell table:number-columns-repeated="3"/>
        </table:table-row>
        <table:table-row table:style-name="ro12">
          <table:table-cell table:style-name="ce40" office:value-type="date" office:date-value="2016-06-07">
            <text:p>06/07/16</text:p>
          </table:table-cell>
          <table:table-cell office:value-type="float" office:value="9300">
            <text:p>9300</text:p>
          </table:table-cell>
          <table:table-cell office:value-type="float" office:value="9500">
            <text:p>9500</text:p>
          </table:table-cell>
          <table:table-cell office:value-type="float" office:value="9400">
            <text:p>9400</text:p>
          </table:table-cell>
          <table:table-cell table:number-columns-repeated="2"/>
          <table:table-cell table:style-name="ce2" table:formula="of:=SUM([.B3:.F3])" office:value-type="float" office:value="28200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նժելա</text:p>
          </table:table-cell>
          <table:table-cell table:style-name="ce67" office:value-type="float" office:value="-500">
            <text:p>-500</text:p>
          </table:table-cell>
          <table:table-cell office:value-type="float" office:value="10000">
            <text:p>10000</text:p>
          </table:table-cell>
          <table:table-cell table:formula="of:=SUM([.J2];[.K38];[.K39])" office:value-type="float" office:value="113400">
            <text:p>113400</text:p>
          </table:table-cell>
          <table:table-cell table:formula="of:=SUM([.H4];[.H34];[.H63];[.H95];[.H128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մենուհի</text:p>
          </table:table-cell>
          <table:table-cell table:style-name="ce67" office:value-type="float" office:value="-3000">
            <text:p>-3000</text:p>
          </table:table-cell>
          <table:table-cell office:value-type="float" office:value="11000">
            <text:p>11000</text:p>
          </table:table-cell>
          <table:table-cell table:formula="of:=SUM([.G3];[.G35])" office:value-type="float" office:value="70600">
            <text:p>70600</text:p>
          </table:table-cell>
          <table:table-cell table:formula="of:=SUM([.H5];[.H35];[.H64];[.H96];[.H129])" office:value-type="float" office:value="1159.16666666667">
            <text:p>1159.166666666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60" office:value-type="string">
            <text:p>Գայանե</text:p>
          </table:table-cell>
          <table:table-cell table:style-name="ce67" office:value-type="float" office:value="-5400">
            <text:p>-5400</text:p>
          </table:table-cell>
          <table:table-cell office:value-type="float" office:value="13000">
            <text:p>13000</text:p>
          </table:table-cell>
          <table:table-cell table:formula="of:=[.L4]-[.L5]" office:value-type="float" office:value="42800">
            <text:p>42800</text:p>
          </table:table-cell>
          <table:table-cell table:formula="of:=SUM([.H6];[.H36];[.H65];[.H97];[.H130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Արեգ</text:p>
          </table:table-cell>
          <table:table-cell table:style-name="ce7" office:value-type="float" office:value="10400">
            <text:p>10400</text:p>
          </table:table-cell>
          <table:table-cell table:number-columns-repeated="2"/>
          <table:table-cell table:formula="of:=SUM([.H7];[.H37];[.H66];[.H98];[.H131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Մանե</text:p>
          </table:table-cell>
          <table:table-cell table:style-name="ce67" office:value-type="float" office:value="-6500">
            <text:p>-6500</text:p>
          </table:table-cell>
          <table:table-cell office:value-type="float" office:value="10000">
            <text:p>10000</text:p>
          </table:table-cell>
          <table:table-cell/>
          <table:table-cell table:formula="of:=SUM([.H8];[.H38];[.H67];[.H99];[.H132])" office:value-type="float" office:value="3058.1314699793">
            <text:p>3058.1314699793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Նանե</text:p>
          </table:table-cell>
          <table:table-cell table:style-name="ce67" office:value-type="float" office:value="-5200">
            <text:p>-5200</text:p>
          </table:table-cell>
          <table:table-cell office:value-type="float" office:value="15000">
            <text:p>15000</text:p>
          </table:table-cell>
          <table:table-cell/>
          <table:table-cell table:formula="of:=SUM([.H9];[.H39];[.H68];[.H100];[.H133])" office:value-type="float" office:value="3061.54056088839">
            <text:p>3061.540560888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ասմիկ Դ․</text:p>
          </table:table-cell>
          <table:table-cell table:style-name="ce67" office:value-type="float" office:value="-1350">
            <text:p>-1350</text:p>
          </table:table-cell>
          <table:table-cell table:number-columns-repeated="2"/>
          <table:table-cell table:formula="of:=SUM([.H10];[.H69];[.H101];[.H134])" office:value-type="float" office:value="1159.16666666667">
            <text:p>1159.1666666667</text:p>
          </table:table-cell>
        </table:table-row>
        <table:table-row table:style-name="ro12">
          <table:table-cell/>
          <table:table-cell office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Ժոզեֆ</text:p>
          </table:table-cell>
          <table:table-cell table:style-name="ce67" office:value-type="float" office:value="-7200">
            <text:p>-7200</text:p>
          </table:table-cell>
          <table:table-cell office:value-type="float" office:value="15000">
            <text:p>15000</text:p>
          </table:table-cell>
          <table:table-cell/>
          <table:table-cell table:formula="of:=SUM([.H11];[.H41];[.H70];[.H102];[.H135])" office:value-type="float" office:value="3025.23103707886">
            <text:p>3025.2310370789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>
            <text:p>767.5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3950">
            <text:p>3950</text:p>
          </table:table-cell>
          <table:table-cell table:number-columns-repeated="2"/>
          <table:table-cell table:formula="of:=SUM([.H12];[.H42];[.H71];[.H103];[.H136])" office:value-type="float" office:value="3057.37389422172">
            <text:p>3057.3738942217</text:p>
          </table:table-cell>
        </table:table-row>
        <table:table-row table:style-name="ro12">
          <table:table-cell/>
          <table:table-cell table:number-columns-repeated="2" office:value-type="string">
            <text:p>-Tamar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C32:.F32])" office:value-type="float" office:value="771.666666666667">
            <text:p>771.6666666667</text:p>
          </table:table-cell>
          <table:table-cell table:style-name="ce43" office:value-type="string">
            <text:p>Գենա</text:p>
          </table:table-cell>
          <table:table-cell table:style-name="ce36" office:value-type="float" office:value="-500">
            <text:p>-500</text:p>
          </table:table-cell>
          <table:table-cell table:number-columns-repeated="2"/>
          <table:table-cell table:formula="of:=SUM([.N40];[.H72];[.H104];[.H137])" office:value-type="float" office:value="423.809523809524">
            <text:p>423.8095238095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 office:value-type="string">
            <text:p>-Movses</text:p>
          </table:table-cell>
          <table:table-cell office:value-type="string">
            <text:p>-Movses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Մհեր</text:p>
          </table:table-cell>
          <table:table-cell table:style-name="ce67" office:value-type="float" office:value="-2200">
            <text:p>-2200</text:p>
          </table:table-cell>
          <table:table-cell office:value-type="float" office:value="10000">
            <text:p>10000</text:p>
          </table:table-cell>
          <table:table-cell/>
          <table:table-cell table:formula="of:=SUM([.H14];[.H44];[.H73];[.H105];[.H138])" office:value-type="float" office:value="3088.170995671">
            <text:p>3088.170995671</text:p>
          </table:table-cell>
        </table:table-row>
        <table:table-row table:style-name="ro12">
          <table:table-cell table:number-columns-repeated="2"/>
          <table:table-cell office:value-type="string">
            <text:p>-Vahe</text:p>
          </table:table-cell>
          <table:table-cell office:value-type="string">
            <text:p>-Vahe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2900">
            <text:p>2900</text:p>
          </table:table-cell>
          <table:table-cell office:value-type="float" office:value="10000">
            <text:p>10000</text:p>
          </table:table-cell>
          <table:table-cell/>
          <table:table-cell table:formula="of:=SUM([.M17];[.H45];[.H74];[.H106];[.H139])" office:value-type="float" office:value="5324.62874082439">
            <text:p>5324.6287408244</text:p>
          </table:table-cell>
        </table:table-row>
        <table:table-row table:style-name="ro12">
          <table:table-cell table:number-columns-repeated="3"/>
          <table:table-cell office:value-type="string">
            <text:p>-Saqo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Հրաչ</text:p>
          </table:table-cell>
          <table:table-cell table:style-name="ce67" office:value-type="float" office:value="-5500">
            <text:p>-5500</text:p>
          </table:table-cell>
          <table:table-cell office:value-type="float" office:value="20000">
            <text:p>20000</text:p>
          </table:table-cell>
          <table:table-cell/>
          <table:table-cell table:formula="of:=SUM([.H16];[.H46];[.H75];[.H107];[.H140])" office:value-type="float" office:value="3449.04056088839">
            <text:p>3449.0405608884</text:p>
          </table:table-cell>
        </table:table-row>
        <table:table-row table:style-name="ro12">
          <table:table-cell table:number-columns-repeated="3"/>
          <table:table-cell office:value-type="string">
            <text:p>-Ani</text:p>
          </table:table-cell>
          <table:table-cell table:number-columns-repeated="3"/>
          <table:table-cell table:formula="of:=SUM([.B32:.F32])" office:value-type="float" office:value="1159.16666666667">
            <text:p>1159.1666666667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6550">
            <text:p>6550</text:p>
          </table:table-cell>
          <table:table-cell table:number-columns-repeated="2"/>
          <table:table-cell table:formula="of:=SUM([.H17];[.H47];[.H76];[.H108];[.H141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Վահե</text:p>
          </table:table-cell>
          <table:table-cell table:style-name="ce59" office:value-type="float" office:value="0">
            <text:p>0</text:p>
          </table:table-cell>
          <table:table-cell office:value-type="float" office:value="10000">
            <text:p>10000</text:p>
          </table:table-cell>
          <table:table-cell/>
          <table:table-cell table:formula="of:=SUM([.H18];[.H48];[.H77];[.H109];[.H142])" office:value-type="float" office:value="2677.37389422172">
            <text:p>2677.3738942217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>
            <text:p>1159.1666666667</text:p>
          </table:table-cell>
          <table:table-cell office:value-type="string">
            <text:p>Տաթև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19];[.H49];[.H78];[.H110];[.H143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>
            <text:p>387.5</text:p>
          </table:table-cell>
          <table:table-cell office:value-type="string">
            <text:p>Մովսես</text:p>
          </table:table-cell>
          <table:table-cell table:style-name="ce59" office:value-type="float" office:value="0">
            <text:p>0</text:p>
          </table:table-cell>
          <table:table-cell table:number-columns-repeated="2"/>
          <table:table-cell table:formula="of:=SUM([.H20];h#ref!;[.H79];[.H111];[.H144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>
            <text:p>771.6666666667</text:p>
          </table:table-cell>
          <table:table-cell table:style-name="ce50" office:value-type="string">
            <text:p>Մարիամ</text:p>
          </table:table-cell>
          <table:table-cell table:style-name="ce36" office:value-type="float" office:value="100">
            <text:p>100</text:p>
          </table:table-cell>
          <table:table-cell office:value-type="float" office:value="2000">
            <text:p>2000</text:p>
          </table:table-cell>
          <table:table-cell/>
          <table:table-cell table:formula="of:=SUM([.H21];h#ref!;[.H82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Նաիրա</text:p>
          </table:table-cell>
          <table:table-cell table:style-name="ce67" office:value-type="float" office:value="-1100">
            <text:p>-1100</text:p>
          </table:table-cell>
          <table:table-cell office:value-type="float" office:value="10000">
            <text:p>10000</text:p>
          </table:table-cell>
          <table:table-cell/>
          <table:table-cell table:formula="of:=SUM([.H22];h#ref!;[.H82];[.H114];[.H147])" office:value-type="string" office:string-value="Err:508">
            <text:p>Err:508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>
            <text:p>391.6666666667</text:p>
          </table:table-cell>
          <table:table-cell office:value-type="string">
            <text:p>Թամարա</text:p>
          </table:table-cell>
          <table:table-cell table:style-name="ce7" office:value-type="float" office:value="100">
            <text:p>100</text:p>
          </table:table-cell>
          <table:table-cell office:value-type="float" office:value="7000">
            <text:p>7000</text:p>
          </table:table-cell>
          <table:table-cell/>
          <table:table-cell table:formula="of:=SUM([.H23];[.H83];[.H115];[.H148])" office:value-type="float" office:value="815.476190476191">
            <text:p>815.476190476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Edgar</text:p>
          </table:table-cell>
          <table:table-cell table:style-name="ce68" office:value-type="float" office:value="-3800">
            <text:p>-3800</text:p>
          </table:table-cell>
          <table:table-cell office:value-type="float" office:value="10000">
            <text:p>10000</text:p>
          </table:table-cell>
          <table:table-cell/>
          <table:table-cell table:formula="of:=SUM([.H24];[.H51];[.H84];[.H116];[.H149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Hasmik K</text:p>
          </table:table-cell>
          <table:table-cell table:style-name="ce67" office:value-type="float" office:value="-3400">
            <text:p>-3400</text:p>
          </table:table-cell>
          <table:table-cell office:value-type="float" office:value="14000">
            <text:p>14000</text:p>
          </table:table-cell>
          <table:table-cell/>
          <table:table-cell table:formula="of:=SUM([.H25];[.H52];[.H85];[.H117];[.H150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Smbat</text:p>
          </table:table-cell>
          <table:table-cell table:style-name="ce67" office:value-type="float" office:value="-4100">
            <text:p>-4100</text:p>
          </table:table-cell>
          <table:table-cell office:value-type="float" office:value="12100">
            <text:p>12100</text:p>
          </table:table-cell>
          <table:table-cell/>
          <table:table-cell table:style-name="ce3" table:formula="of:=SUM([.H26];[.H53];[.H86];[.H118];[.H151])" office:value-type="float" office:value="3025.23103707886">
            <text:p>3025.2310370789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>
            <text:p>767.5</text:p>
          </table:table-cell>
          <table:table-cell office:value-type="string">
            <text:p>Ani</text:p>
          </table:table-cell>
          <table:table-cell table:style-name="ce67" office:value-type="float" office:value="-3600">
            <text:p>-3600</text:p>
          </table:table-cell>
          <table:table-cell office:value-type="float" office:value="12000">
            <text:p>12000</text:p>
          </table:table-cell>
          <table:table-cell/>
          <table:table-cell table:style-name="ce3" table:formula="of:=SUM([.H27];[.H54];[.H87];[.H119];[.H152])" office:value-type="float" office:value="3057.37389422172">
            <text:p>3057.3738942217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>
            <text:p>1159.1666666667</text:p>
          </table:table-cell>
          <table:table-cell office:value-type="string">
            <text:p>Araks</text:p>
          </table:table-cell>
          <table:table-cell table:style-name="ce67" office:value-type="float" office:value="-4150">
            <text:p>-4150</text:p>
          </table:table-cell>
          <table:table-cell office:value-type="float" office:value="8000">
            <text:p>8000</text:p>
          </table:table-cell>
          <table:table-cell/>
          <table:table-cell table:style-name="ce3" table:formula="of:=SUM([.H28];[.H55];[.H88];[.H120];[.H153])" office:value-type="float" office:value="3449.04056088839">
            <text:p>3449.0405608884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office:value-type="string">
            <text:p>Meruj</text:p>
          </table:table-cell>
          <table:table-cell table:style-name="ce67" office:value-type="float" office:value="-5700">
            <text:p>-5700</text:p>
          </table:table-cell>
          <table:table-cell office:value-type="float" office:value="13700">
            <text:p>13700</text:p>
          </table:table-cell>
          <table:table-cell/>
          <table:table-cell table:style-name="ce3" table:formula="of:=SUM([.H28];[.H56];[.H89];[.H121];[.H154])" office:value-type="float" office:value="3034.75484660267">
            <text:p>3034.754846602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>
            <text:p>1159.1666666667</text:p>
          </table:table-cell>
          <table:table-cell table:style-name="Default" office:value-type="string">
            <text:p>Jirayr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>
            <text:p>1159.1666666667</text:p>
          </table:table-cell>
          <table:table-cell table:style-name="ce9" office:value-type="string">
            <text:p>Gevor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</table:table-row>
        <table:table-row table:style-name="ro12">
          <table:table-cell/>
          <table:table-cell table:formula="of:=[.B3]/24" office:value-type="float" office:value="387.5">
            <text:p>387.5</text:p>
          </table:table-cell>
          <table:table-cell table:formula="of:=[.C3]/25" office:value-type="float" office:value="380">
            <text:p>380</text:p>
          </table:table-cell>
          <table:table-cell table:formula="of:=[.D3]/24" office:value-type="float" office:value="391.666666666667">
            <text:p>391.6666666667</text:p>
          </table:table-cell>
          <table:table-cell table:formula="of:=[.E3]/23" office:value-type="float" office:value="0">
            <text:p>0</text:p>
          </table:table-cell>
          <table:table-cell table:formula="of:=[.F3]/27" office:value-type="float" office:value="0">
            <text:p>0</text:p>
          </table:table-cell>
          <table:table-cell/>
          <table:table-cell table:style-name="ce2" table:formula="of:=SUM([.H4:.H31])" office:value-type="float" office:value="28200">
            <text:p>28200</text:p>
          </table:table-cell>
          <table:table-cell table:number-columns-repeated="2"/>
          <table:table-cell table:style-name="ce2" table:formula="of:=SUM([.K4:.K30])" office:value-type="float" office:value="220800">
            <text:p>220800</text:p>
          </table:table-cell>
          <table:table-cell table:formula="of:=SUM([.H32];[.H155])" office:value-type="float" office:value="28200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35" office:value-type="float" office:value="40800">
            <text:p>40800</text:p>
          </table:table-cell>
          <table:table-cell table:number-columns-repeated="4"/>
        </table:table-row>
        <table:table-row table:style-name="ro13">
          <table:table-cell office:value-type="string">
            <text:p><text:span text:style-name="T1">2n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7">
            <text:p>11/07/16</text:p>
          </table:table-cell>
          <table:table-cell office:value-type="float" office:value="8600">
            <text:p>8600</text:p>
          </table:table-cell>
          <table:table-cell office:value-type="float" office:value="8400">
            <text:p>8400</text:p>
          </table:table-cell>
          <table:table-cell office:value-type="float" office:value="8300">
            <text:p>8300</text:p>
          </table:table-cell>
          <table:table-cell office:value-type="float" office:value="8400">
            <text:p>8400</text:p>
          </table:table-cell>
          <table:table-cell office:value-type="float" office:value="8700">
            <text:p>8700</text:p>
          </table:table-cell>
          <table:table-cell table:style-name="ce2" table:formula="of:=SUM([.B35:.F35])" office:value-type="float" office:value="42400">
            <text:p>424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>
            <text:p>1475.1552795031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38000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Արեգ</text:p>
          </table:table-cell>
          <table:table-cell/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aks</text:p>
          </table:table-cell>
          <table:table-cell table:number-columns-repeated="5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61];[.C61];[.E61];[.F61])" office:value-type="float" office:value="1505.19480519481">
            <text:p>1505.1948051948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B61:.E61])" office:value-type="float" office:value="1451.77865612648">
            <text:p>1451.778656126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ni</text:p>
          </table:table-cell>
          <table:table-cell/>
          <table:table-cell table:formula="of:=SUM([.B61:.F61])" office:value-type="float" office:value="1866.0643704122">
            <text:p>1866.0643704122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>
            <text:p>1451.778656126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>
            <text:p>1060.8695652174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>
            <text:p>1866.0643704122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61:.F61])" office:value-type="float" office:value="1866.0643704122">
            <text:p>1866.0643704122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>
            <text:p>390.9090909091</text:p>
          </table:table-cell>
          <table:table-cell table:formula="of:=[.C35]/24" office:value-type="float" office:value="350">
            <text:p>350</text:p>
          </table:table-cell>
          <table:table-cell table:formula="of:=[.D35]/23" office:value-type="float" office:value="360.869565217391">
            <text:p>360.8695652174</text:p>
          </table:table-cell>
          <table:table-cell table:formula="of:=[.E35]/24" office:value-type="float" office:value="350">
            <text:p>350</text:p>
          </table:table-cell>
          <table:table-cell table:formula="of:=[.F35]/21" office:value-type="float" office:value="414.285714285714">
            <text:p>414.2857142857</text:p>
          </table:table-cell>
          <table:table-cell/>
          <table:table-cell table:style-name="ce2" table:formula="of:=SUM([.H36:.H60])" office:value-type="float" office:value="42400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6"/>
          <table:table-cell/>
          <table:table-cell table:style-name="Default"/>
          <table:table-cell table:number-columns-repeated="4"/>
        </table:table-row>
        <table:table-row table:style-name="ro12">
          <table:table-cell table:style-name="ce40" office:value-type="string">
            <text:p>18/07/2016</text:p>
          </table:table-cell>
          <table:table-cell office:value-type="float" office:value="8900">
            <text:p>8900</text:p>
          </table:table-cell>
          <table:table-cell table:number-columns-repeated="4"/>
          <table:table-cell table:style-name="ce2" table:formula="of:=SUM([.B64:.F64])" office:value-type="float" office:value="8900">
            <text:p>8900</text:p>
          </table:table-cell>
          <table:table-cell/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0:.F90])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0:.F90])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Nane</text:p>
          </table:table-cell>
          <table:table-cell table:number-columns-repeated="5"/>
          <table:table-cell table:formula="of:=SUM([.B90:.F90])" office:value-type="float" office:value="423.809523809524">
            <text:p>423.809523809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am</text:p>
          </table:table-cell>
          <table:table-cell office:value-type="string">
            <text:p>-Saqo</text:p>
          </table:table-cell>
          <table:table-cell table:number-columns-repeated="2" office:value-type="string">
            <text:p>-Mariam</text:p>
          </table:table-cell>
          <table:table-cell/>
          <table:table-cell table:formula="of:=SUM([.B90:.F90])" office:value-type="float" office:value="423.809523809524">
            <text:p>423.809523809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/>
          <table:table-cell office:value-type="string">
            <text:p>-Mariam</text:p>
          </table:table-cell>
          <table:table-cell/>
          <table:table-cell office:value-type="string">
            <text:p>-Araks</text:p>
          </table:table-cell>
          <table:table-cell/>
          <table:table-cell table:formula="of:=SUM([.B90];[.C90];[.E90];[.F90])" office:value-type="float" office:value="423.809523809524">
            <text:p>423.8095238095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eruj</text:p>
          </table:table-cell>
          <table:table-cell table:number-columns-repeated="3"/>
          <table:table-cell office:value-type="string">
            <text:p>-Gena</text:p>
          </table:table-cell>
          <table:table-cell/>
          <table:table-cell table:formula="of:=SUM([.B90:.E90])" office:value-type="float" office:value="423.809523809524">
            <text:p>423.809523809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Lusine</text:p>
          </table:table-cell>
          <table:table-cell table:number-columns-repeated="3"/>
          <table:table-cell office:value-type="string">
            <text:p>-Ani</text:p>
          </table:table-cell>
          <table:table-cell/>
          <table:table-cell table:formula="of:=SUM([.B90:.F90])" office:value-type="float" office:value="423.809523809524">
            <text:p>423.8095238095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E90])" office:value-type="float" office:value="423.809523809524">
            <text:p>423.8095238095</text:p>
          </table:table-cell>
          <table:table-cell office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0:.E90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0:.F90])" office:value-type="float" office:value="423.809523809524">
            <text:p>423.8095238095</text:p>
          </table:table-cell>
          <table:table-cell office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90:.F90])" office:value-type="float" office:value="423.809523809524">
            <text:p>423.8095238095</text:p>
          </table:table-cell>
          <table:table-cell table:style-name="ce50" office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>
            <text:p>423.8095238095</text:p>
          </table:table-cell>
          <table:table-cell table:formula="of:=[.C64]/24" office:value-type="float" office:value="0">
            <text:p>0</text:p>
          </table:table-cell>
          <table:table-cell table:formula="of:=[.D64]/23" office:value-type="float" office:value="0">
            <text:p>0</text:p>
          </table:table-cell>
          <table:table-cell table:formula="of:=[.E64]/24" office:value-type="float" office:value="0">
            <text:p>0</text:p>
          </table:table-cell>
          <table:table-cell table:formula="of:=[.F64]/21" office:value-type="float" office:value="0">
            <text:p>0</text:p>
          </table:table-cell>
          <table:table-cell/>
          <table:table-cell table:style-name="ce2" table:formula="of:=SUM([.H65:.H89])" office:value-type="float" office:value="8900">
            <text:p>890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7/18/2016</text:date>, <text:time>10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18T10:48:16</dc:date>
    <meta:editing-duration>P8DT16H57M4S</meta:editing-duration>
    <meta:editing-cycles>2820</meta:editing-cycles>
    <meta:generator>OpenOffice/4.1.2$Unix OpenOffice.org_project/412m3$Build-9782</meta:generator>
    <meta:document-statistic meta:table-count="16" meta:cell-count="7278" meta:object-count="0"/>
  </office:meta>
</office:document-meta>
</file>